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3000001268F69500C1352383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0.882cm"/>
    </style:style>
    <style:style style:name="P2" style:family="paragraph" style:parent-style-name="Standard">
      <style:text-properties fo:color="#4d4d4d" loext:opacity="100%" style:font-name="Arial" fo:font-size="11pt" fo:font-weight="bold" style:font-size-asian="11pt" style:font-weight-asian="bold" style:font-name-complex="Arial" style:font-size-complex="11pt"/>
    </style:style>
    <style:style style:name="P3" style:family="paragraph" style:parent-style-name="Standard">
      <style:text-properties fo:color="#4d4d4d" loext:opacity="100%" style:font-name="Arial" fo:font-size="11pt" style:font-size-asian="11pt" style:font-name-complex="Arial" style:font-size-complex="11pt"/>
    </style:style>
    <style:style style:name="P4" style:family="paragraph" style:parent-style-name="Standard">
      <style:paragraph-properties fo:line-height="0.6cm"/>
      <style:text-properties fo:color="#4d4d4d" loext:opacity="100%"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line-height="0.6cm"/>
    </style:style>
    <style:style style:name="P6" style:family="paragraph" style:parent-style-name="Standard" style:master-page-name="MP0">
      <style:paragraph-properties fo:line-height="0.882cm" style:page-number="auto" fo:break-before="page"/>
      <style:text-properties fo:color="#4d4d4d" loext:opacity="100%" style:font-name="Arial" fo:font-size="18pt" style:font-size-asian="18pt" style:font-name-complex="Arial" style:font-size-complex="18pt"/>
    </style:style>
    <style:style style:name="P7" style:family="paragraph" style:parent-style-name="Standard">
      <style:paragraph-properties fo:line-height="0.6cm"/>
      <style:text-properties fo:color="#4d4d4d" loext:opacity="100%" style:font-name="Arial" fo:font-size="11pt" fo:font-weight="bold" officeooo:rsid="000398f7" officeooo:paragraph-rsid="000398f7" style:font-name-asian="Times New Roman" style:font-size-asian="11pt" style:font-weight-asian="bold" style:font-name-complex="Arial" style:font-size-complex="11pt"/>
    </style:style>
    <style:style style:name="P8" style:family="paragraph" style:parent-style-name="Standard">
      <style:paragraph-properties fo:line-height="0.882cm"/>
      <style:text-properties fo:color="#4d4d4d" loext:opacity="100%" style:font-name="Arial" fo:font-size="18pt" fo:font-weight="bold" officeooo:rsid="000398f7" officeooo:paragraph-rsid="000398f7" style:font-name-asian="Times New Roman" style:font-size-asian="18pt" style:font-weight-asian="bold" style:font-name-complex="Arial" style:font-size-complex="18pt"/>
    </style:style>
    <style:style style:name="P9" style:family="paragraph" style:parent-style-name="Standard">
      <style:paragraph-properties fo:line-height="0.882cm"/>
      <style:text-properties fo:color="#4d4d4d" loext:opacity="100%" style:font-name="Arial" fo:font-size="15pt" officeooo:rsid="000398f7" officeooo:paragraph-rsid="000398f7" style:font-name-asian="Times New Roman" style:font-size-asian="15pt" style:font-name-complex="Arial" style:font-size-complex="15pt"/>
    </style:style>
    <style:style style:name="P10" style:family="paragraph">
      <loext:graphic-properties draw:fill="none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color="#4d4d4d" loext:opacity="100%" style:font-name="Arial" fo:font-size="18pt" style:font-size-asian="18pt" style:font-name-complex="Arial" style:font-size-complex="18pt"/>
    </style:style>
    <style:style style:name="T3" style:family="text">
      <style:text-properties fo:color="#4d4d4d" loext:opacity="100%" style:font-name="Arial" fo:font-size="11pt" style:font-size-asian="11pt" style:font-name-complex="Arial" style:font-size-complex="11pt"/>
    </style:style>
    <style:style style:name="T4" style:family="text">
      <style:text-properties fo:color="#4d4d4d" loext:opacity="100%" style:font-name="Arial" fo:font-size="11pt" officeooo:rsid="000398f7" style:font-size-asian="11pt" style:font-name-complex="Arial" style:font-size-complex="11pt"/>
    </style:style>
    <style:style style:name="T5" style:family="text">
      <style:text-properties fo:color="#4d4d4d" loext:opacity="100%" style:font-name="Arial"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color="#4d4d4d" loext:opacity="100%" style:font-name="Arial" fo:font-size="11pt" officeooo:rsid="000398f7" style:font-name-asian="Times New Roman" style:font-size-asian="11pt" style:font-name-complex="Arial" style:font-size-complex="11pt"/>
    </style:style>
    <style:style style:name="T7" style:family="text">
      <style:text-properties fo:color="#4d4d4d" loext:opacity="100%" style:font-name="Arial" fo:font-size="9pt" fo:font-weight="bold" style:font-size-asian="9pt" style:font-weight-asian="bold" style:font-name-complex="Arial" style:font-size-complex="9pt" style:font-weight-complex="bold"/>
    </style:style>
    <style:style style:name="T8" style:family="text">
      <style:text-properties officeooo:rsid="000398f7"/>
    </style:style>
    <style:style style:name="T9" style:family="text">
      <style:text-properties officeooo:rsid="000398f7" style:font-name-asian="Times New Roman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left" style:horizontal-rel="page-content" fo:background-color="transparent" draw:fill="none" draw:fill-color="#ffffff" draw:opacity="0%" fo:padding="0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-content" fo:background-color="transparent" draw:fill="none" draw:fill-color="#ffffff" draw:opacity="0%" fo:padding="0cm" fo:border="none" style:writing-mode="lr-tb" draw:textarea-vertical-align="top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4d4d4d" svg:stroke-opacity="100%" draw:stroke-linejoin="miter" svg:stroke-linecap="butt" draw:fill="none" fo:padding-top="-0.003cm" fo:padding-bottom="-0.003cm" fo:padding-left="-0.003cm" fo:padding-right="-0.003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NIWERSYTET MARII CURIE-SKŁODOWSKIEJ W LUBLINIE</text:p>
      <text:p text:style-name="P1"><draw:frame draw:style-name="fr2" draw:name="Ramka1" text:anchor-type="paragraph" svg:x="0cm" svg:y="26.293cm" svg:width="13.898cm" style:rel-width="scale" svg:height="0.635cm" style:rel-height="scale" draw:z-index="5"><draw:text-box><text:p text:style-name="P2">Lublin 2021</text:p></draw:text-box></draw:frame><draw:frame draw:style-name="fr1" draw:name="Ramka2" text:anchor-type="paragraph" svg:y="22.953cm" svg:width="13.898cm" style:rel-width="scale" svg:height="1.363cm" style:rel-height="scale" draw:z-index="4"><draw:text-box><text:p text:style-name="P3">Praca licencjacka</text:p><text:p text:style-name="P3">napisana w Katedrze Cyberbezpieczeństwa</text:p><text:p text:style-name="P3">pod kierunkiem dr <text:span text:style-name="T9">Patryka Burka</text:span></text:p></draw:text-box></draw:frame><draw:frame draw:style-name="fr1" draw:name="Ramka3" text:anchor-type="paragraph" svg:y="16.212cm" svg:width="13.898cm" style:rel-width="scale" svg:height="3.54cm" style:rel-height="scale" draw:z-index="3"><draw:text-box><text:p text:style-name="P8">Implementacja systemu rekomendacji filmów opartego na grafowej bazie danych</text:p><text:p text:style-name="P9">Implementation of a movie recommendation system based on a graph database</text:p></draw:text-box></draw:frame><draw:frame draw:style-name="fr1" draw:name="Ramka4" text:anchor-type="paragraph" svg:y="11.721cm" svg:width="13.898cm" style:rel-width="scale" svg:height="3.268cm" style:rel-height="scale" draw:z-index="2"><draw:text-box><text:p text:style-name="P5"><text:span text:style-name="Domyślna_20_czcionka_20_akapitu"><text:span text:style-name="T3">Kierunek: </text:span></text:span><text:span text:style-name="Domyślna_20_czcionka_20_akapitu"><text:span text:style-name="T5">informatyka</text:span></text:span></text:p><text:p text:style-name="P5"><text:span text:style-name="Domyślna_20_czcionka_20_akapitu"><text:span text:style-name="T3">Specjalność: </text:span></text:span><text:span text:style-name="Domyślna_20_czcionka_20_akapitu"><text:span text:style-name="T7">–</text:span></text:span></text:p><text:p text:style-name="P4"/><text:p text:style-name="P7">Sebastian Tyda</text:p><text:p text:style-name="P5"><text:span text:style-name="Domyślna_20_czcionka_20_akapitu"><text:span text:style-name="T3">nr albumu: 2965</text:span></text:span><text:span text:style-name="Domyślna_20_czcionka_20_akapitu"><text:span text:style-name="T6">99</text:span></text:span></text:p></draw:text-box></draw:frame><text:span text:style-name="Domyślna_20_czcionka_20_akapitu"><text:span text:style-name="T2">Wydział Matematyki, Fizyki i Informatyki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l" fo:country="PL" fo:font-style="normal" style:text-underline-style="none" fo:font-weight="normal" style:letter-kerning="true" style:font-name-asian="DejaVu Sans" style:font-size-asian="12pt" style:language-asian="pl" style:country-asian="PL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l" fo:country="PL" fo:font-style="normal" style:text-underline-style="none" fo:font-weight="normal" style:letter-kerning="true" fo:background-color="transparent" style:font-name-asian="DejaVu Sans" style:font-size-asian="12pt" style:language-asian="pl" style:country-asian="PL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Legend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ekst_20_dymka" style:display-name="Tekst dymka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omyślna_20_czcionka_20_akapitu" style:display-name="Domyślna czcionka akapitu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>
      <loext:graphic-properties draw:fill="none"/>
    </style:style>
    <style:style style:name="MT1" style:family="text">
      <style:text-properties fo:font-style="italic" fo:font-weight="bold" style:font-style-asian="italic" style:font-weight-asian="bol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4d4d4d" svg:stroke-opacity="100%" draw:stroke-linejoin="miter" svg:stroke-linecap="butt" draw:fill="none" fo:padding-top="-0.003cm" fo:padding-bottom="-0.003cm" fo:padding-left="-0.003cm" fo:padding-right="-0.003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51cm" fo:margin-bottom="1.251cm" fo:margin-left="5.831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4.8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connector text:anchor-type="paragraph" draw:z-index="1" draw:name="Łącznik prosty 1" draw:style-name="Mgr1" draw:text-style-name="MP1" draw:type="line" svg:x1="5.402cm" svg:y1="11.721cm" svg:x2="5.402cm" svg:y2="24.22cm" svg:d="M5401 11721v12499" svg:viewBox="0 0 2 12501"><text:p/></draw:connector><draw:frame draw:style-name="Mfr1" draw:name="grafika1" text:anchor-type="paragraph" svg:x="2.531cm" svg:y="2.401cm" svg:width="7.197cm" style:rel-width="scale" svg:height="2.487cm" style:rel-height="scale" draw:z-index="0"><draw:image xlink:href="Pictures/1000000000000353000001268F69500C1352383D.png" xlink:type="simple" xlink:show="embed" xlink:actuate="onLoad" draw:mime-type="image/png"/></draw:frame><text:span text:style-name="Domyślna_20_czcionka_20_akapitu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dc:title>UNIWERSYTET MARII CURIE-SKŁODOWSKIEJ W LUBLINIE</dc:title>
    <meta:initial-creator>Piotr Domownik</meta:initial-creator>
    <meta:creation-date>2012-04-27T08:27:00Z</meta:creation-date>
    <dc:date>2022-04-03T19:20:17.589000000</dc:date>
    <meta:print-date>2012-04-27T08:23:00Z</meta:print-date>
    <meta:editing-cycles>8</meta:editing-cycles>
    <meta:editing-duration>PT10H1M25S</meta:editing-duration>
    <meta:document-statistic meta:table-count="0" meta:image-count="1" meta:object-count="0" meta:page-count="1" meta:paragraph-count="12" meta:word-count="51" meta:character-count="399" meta:non-whitespace-character-count="359"/>
    <meta:template xlink:type="simple" xlink:actuate="onRequest" xlink:title="" xlink:href="Normal.dotm"/>
  </office:meta>
</office:document-meta>
</file>